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0.106cm"/>
        </style:tab-stops>
      </style:paragraph-properties>
    </style:style>
    <style:style style:name="P3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39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33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26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14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42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32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20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3" style:family="paragraph" style:parent-style-name="Standard" style:list-style-name="WWNum17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4" style:family="paragraph" style:parent-style-name="Standard" style:list-style-name="WWNum18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5" style:family="paragraph" style:parent-style-name="Standard" style:list-style-name="WWNum38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6" style:family="paragraph" style:parent-style-name="Standard" style:list-style-name="WWNum27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7" style:family="paragraph" style:parent-style-name="Standard" style:list-style-name="WWNum34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8" style:family="paragraph" style:parent-style-name="Standard" style:list-style-name="WWNum24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19" style:family="paragraph" style:parent-style-name="Standard" style:list-style-name="WWNum3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0" style:family="paragraph" style:parent-style-name="Standard" style:list-style-name="WWNum40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1" style:family="paragraph" style:parent-style-name="Standard" style:list-style-name="WWNum28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2" style:family="paragraph" style:parent-style-name="Standard" style:list-style-name="WWNum36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3" style:family="paragraph" style:parent-style-name="Standard" style:list-style-name="WWNum6">
      <style:paragraph-properties fo:margin-left="1.27cm" fo:margin-right="0cm" fo:text-indent="-0.635cm" style:auto-text-indent="false"/>
      <style:text-properties fo:font-size="8pt" style:font-size-asian="8pt" style:font-size-complex="8pt"/>
    </style:style>
    <style:style style:name="P24" style:family="paragraph" style:parent-style-name="Standard" style:list-style-name="WWNum23" style:master-page-name="Standard">
      <style:paragraph-properties fo:margin-left="1.27cm" fo:margin-right="0cm" fo:text-indent="-0.635cm" style:auto-text-indent="false" style:page-number="auto"/>
      <style:text-properties fo:font-size="8pt" style:font-size-asian="8pt" style:font-size-complex="8pt"/>
    </style:style>
    <style:style style:name="P25" style:family="paragraph" style:parent-style-name="Standard" style:list-style-name="WWNum30">
      <style:paragraph-properties fo:margin-left="2.54cm" fo:margin-right="0cm" fo:text-indent="-0.635cm" style:auto-text-indent="false"/>
    </style:style>
    <style:style style:name="P26" style:family="paragraph" style:parent-style-name="Standard" style:list-style-name="WWNum25">
      <style:paragraph-properties fo:margin-left="2.54cm" fo:margin-right="0cm" fo:text-indent="-0.635cm" style:auto-text-indent="false"/>
    </style:style>
    <style:style style:name="P27" style:family="paragraph" style:parent-style-name="Standard" style:list-style-name="WWNum37">
      <style:paragraph-properties fo:margin-left="2.54cm" fo:margin-right="0cm" fo:text-indent="-0.635cm" style:auto-text-indent="false"/>
    </style:style>
    <style:style style:name="P28" style:family="paragraph" style:parent-style-name="Standard" style:list-style-name="WWNum35">
      <style:paragraph-properties fo:margin-left="2.54cm" fo:margin-right="0cm" fo:text-indent="-0.635cm" style:auto-text-indent="false"/>
    </style:style>
    <style:style style:name="P29" style:family="paragraph" style:parent-style-name="Standard" style:list-style-name="WWNum11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0" style:family="paragraph" style:parent-style-name="Standard" style:list-style-name="WWNum9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1" style:family="paragraph" style:parent-style-name="Standard" style:list-style-name="WWNum5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2" style:family="paragraph" style:parent-style-name="Standard" style:list-style-name="WWNum31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3" style:family="paragraph" style:parent-style-name="Standard" style:list-style-name="WWNum2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4" style:family="paragraph" style:parent-style-name="Standard" style:list-style-name="WWNum21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5" style:family="paragraph" style:parent-style-name="Standard" style:list-style-name="WWNum40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6" style:family="paragraph" style:parent-style-name="Standard" style:list-style-name="WWNum43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7" style:family="paragraph" style:parent-style-name="Standard" style:list-style-name="WWNum15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8" style:family="paragraph" style:parent-style-name="Standard" style:list-style-name="WWNum7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39" style:family="paragraph" style:parent-style-name="Standard" style:list-style-name="WWNum29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40" style:family="paragraph" style:parent-style-name="Standard" style:list-style-name="WWNum1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41" style:family="paragraph" style:parent-style-name="Standard" style:list-style-name="WWNum22">
      <style:paragraph-properties fo:margin-left="2.54cm" fo:margin-right="0cm" fo:text-indent="-0.635cm" style:auto-text-indent="false"/>
      <style:text-properties fo:font-size="8pt" style:font-size-asian="8pt" style:font-size-complex="8pt"/>
    </style:style>
    <style:style style:name="P42" style:family="paragraph" style:parent-style-name="Standard">
      <style:paragraph-properties fo:margin-left="1.27cm" fo:margin-right="0cm" fo:text-indent="1.27cm" style:auto-text-indent="false"/>
    </style:style>
    <style:style style:name="P43" style:family="paragraph" style:parent-style-name="Standard">
      <style:paragraph-properties fo:margin-left="1.27cm" fo:margin-right="0cm" fo:text-indent="1.27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8pt" fo:font-weight="bold" style:font-size-asian="8pt" style:font-weight-asian="bold" style:font-size-complex="8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font-size="8pt" style:font-size-asian="8pt" style:font-size-complex="8pt"/>
    </style:style>
    <style:style style:name="P49" style:family="paragraph" style:parent-style-name="Standard" style:list-style-name="WWNum16">
      <style:paragraph-properties fo:margin-left="3.81cm" fo:margin-right="0cm" fo:text-indent="-0.635cm" style:auto-text-indent="false"/>
    </style:style>
    <style:style style:name="P50" style:family="paragraph" style:parent-style-name="Standard" style:list-style-name="WWNum19">
      <style:paragraph-properties fo:margin-left="3.81cm" fo:margin-right="0cm" fo:text-indent="-0.635cm" style:auto-text-indent="false"/>
    </style:style>
    <style:style style:name="P51" style:family="paragraph" style:parent-style-name="Standard" style:list-style-name="WWNum41">
      <style:paragraph-properties fo:margin-left="3.81cm" fo:margin-right="0cm" fo:text-indent="-0.635cm" style:auto-text-indent="false"/>
      <style:text-properties fo:font-size="8pt" style:font-size-asian="8pt" style:font-size-complex="8pt"/>
    </style:style>
    <style:style style:name="P52" style:family="paragraph" style:parent-style-name="Standard" style:list-style-name="WWNum13">
      <style:paragraph-properties fo:margin-left="3.81cm" fo:margin-right="0cm" fo:text-indent="-0.635cm" style:auto-text-indent="false"/>
    </style:style>
    <style:style style:name="P53" style:family="paragraph" style:parent-style-name="Standard">
      <style:paragraph-properties fo:margin-left="2.54cm" fo:margin-right="0cm" fo:text-indent="0cm" style:auto-text-indent="false"/>
    </style:style>
    <style:style style:name="P54" style:family="paragraph" style:parent-style-name="Standard">
      <style:paragraph-properties fo:margin-left="3.81cm" fo:margin-right="0cm" fo:text-indent="0cm" style:auto-text-indent="false"/>
    </style:style>
    <style:style style:name="P55" style:family="paragraph" style:parent-style-name="Standard">
      <style:paragraph-properties fo:margin-left="2.54cm" fo:margin-right="0cm" fo:text-indent="1.27cm" style:auto-text-indent="false"/>
    </style:style>
    <style:style style:name="P56" style:family="paragraph" style:parent-style-name="Standard" style:list-style-name="WWNum11" style:master-page-name="">
      <style:paragraph-properties fo:margin-left="2.54cm" fo:margin-right="-0.159cm" fo:text-indent="-0.635cm" style:auto-text-indent="false" style:page-number="auto"/>
      <style:text-properties fo:font-size="8pt" style:font-size-asian="8pt" style:font-size-complex="8pt"/>
    </style:style>
    <style:style style:name="P57" style:family="paragraph" style:parent-style-name="Standard" style:list-style-name="WWNum10" style:master-page-name="">
      <style:paragraph-properties fo:margin-left="2.09cm" fo:margin-right="0cm" fo:text-indent="-0.82cm" style:auto-text-indent="false" style:page-number="auto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/>
    </style:style>
    <style:style style:name="T10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2" style:family="text">
      <style:text-properties style:font-name="Arial Unicode MS" fo:font-size="8pt" style:font-name-asian="Arial Unicode MS1" style:font-size-asian="8pt" style:font-name-complex="Arial Unicode MS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7249867118381889" text:style-name="WWNum23">
        <text:list-item>
          <text:p text:style-name="P24"><text:span text:style-name="T5">SELECT</text:span> (consultas a una bbdd) </text:p>
        </text:list-item>
      </text:list>
      <text:list xml:id="list1346215839625995769" text:style-name="WWNum11">
        <text:list-item>
          <text:p text:style-name="P29"><text:span text:style-name="T5">All</text:span>: todas las filas de un campo.<text:tab/><text:tab/><text:tab/></text:p>
        </text:list-item>
        <text:list-item>
          <text:p text:style-name="P29"><text:span text:style-name="T5">*</text:span>: todos los campos</text:p>
        </text:list-item>
        <text:list-item>
          <text:p text:style-name="P56"><text:span text:style-name="T5">Distinct:</text:span> todas las filas no repetidas. <text:tab/><text:tab/></text:p>
        </text:list-item>
        <text:list-item>
          <text:p text:style-name="P29"><text:span text:style-name="T5">“”</text:span>: entre comillas el alias (nombre que le sale a la columna cuando se ejecuta el comando) de la columna.</text:p>
        </text:list-item>
        <text:list-item>
          <text:p text:style-name="P29"><text:span text:style-name="T5">Join:</text:span> consulta combinada que requiere <text:span text:style-name="T5">Where</text:span>.</text:p>
        </text:list-item>
        <text:list-item>
          <text:p text:style-name="P29"><text:span text:style-name="T5">Where:</text:span> <text:s/>restringir las filas a seleccionar, se pueden emplear operadores, funciones y expresiones.</text:p>
        </text:list-item>
        <text:list-item>
          <text:p text:style-name="P29"><text:span text:style-name="T5">Order by:</text:span> Orden en el que se van a mostrar los resultados, puede ser asc y desc, el orden de las columnas indica la propiedad (SOLO carácter, fecha y número )</text:p>
        </text:list-item>
      </text:list>
      <text:p text:style-name="P1"><text:tab/>Ej:<text:tab/><text:span text:style-name="T5">select</text:span><text:span text:style-name="T7"> </text:span><text:span text:style-name="T6">nombreCol</text:span> <text:span text:style-name="T6">“alias”</text:span> <text:span text:style-name="T5">from </text:span><text:span text:style-name="T6">nombreTabla</text:span> <text:span text:style-name="T6">aliasTabla</text:span></text:p>
      <text:p text:style-name="P43"><text:span text:style-name="T5">where </text:span><text:span text:style-name="T6">restricciones</text:span></text:p>
      <text:p text:style-name="P43"><text:span text:style-name="T5">order by</text:span> <text:span text:style-name="T6">criterioOrden;</text:span></text:p>
      <text:list xml:id="list719394980704254987" text:style-name="WWNum20">
        <text:list-item>
          <text:p text:style-name="P12"><text:span text:style-name="T5">OPERADORES DE COMPARACIÓN</text:span></text:p>
        </text:list-item>
      </text:list>
      <text:list xml:id="list3338047447950373466" text:style-name="WWNum9">
        <text:list-item>
          <text:p text:style-name="P30"><text:span text:style-name="T5">= </text:span>: Igual que </text:p>
        </text:list-item>
        <text:list-item>
          <text:p text:style-name="P30"><text:span text:style-name="T5">!= , &lt; &gt; , ^= </text:span>: Distinto que </text:p>
        </text:list-item>
        <text:list-item>
          <text:p text:style-name="P30"><text:span text:style-name="T5">&lt; </text:span>: Menor que </text:p>
        </text:list-item>
        <text:list-item>
          <text:p text:style-name="P30"><text:span text:style-name="T5">&lt;= </text:span>: Menor o igual que</text:p>
        </text:list-item>
        <text:list-item>
          <text:p text:style-name="P30"><text:span text:style-name="T5">&gt; </text:span>: <text:s/>Mayor que </text:p>
        </text:list-item>
        <text:list-item>
          <text:p text:style-name="P30"><text:span text:style-name="T5">&gt;= </text:span>: Mayor o igual que </text:p>
        </text:list-item>
        <text:list-item>
          <text:p text:style-name="P30"><text:span text:style-name="T5">IN (‘’, ’’ , ...) </text:span>: valor igual que uno de (‘’,’’,’’)</text:p>
        </text:list-item>
        <text:list-item>
          <text:p text:style-name="P30"><text:span text:style-name="T5">NOT IN</text:span> : Valor distinto que uno de </text:p>
        </text:list-item>
        <text:list-item>
          <text:p text:style-name="P30"><text:span text:style-name="T5">BETWEEN</text:span> : Valor dentro de (campo <text:span text:style-name="T5">BETWEEN</text:span> valor <text:span text:style-name="T5">AND </text:span>valor )</text:p>
        </text:list-item>
        <text:list-item>
          <text:p text:style-name="P30"><text:span text:style-name="T5">NOT BETWEEN</text:span> : Valor fuera de (campo <text:span text:style-name="T5">NOT BETWEEN</text:span> valor <text:span text:style-name="T5">AND </text:span>valor)</text:p>
        </text:list-item>
        <text:list-item>
          <text:p text:style-name="P30"><text:span text:style-name="T5">LIKE</text:span> : COMPARADO CON (campo <text:s/><text:span text:style-name="T5">LIKE </text:span><text:s/>‘_abc%’ <text:s text:c="2"/>_ Especifica un carácter, % Varios caracteres cualesquiera)</text:p>
        </text:list-item>
        <text:list-item>
          <text:p text:style-name="P30"><text:span text:style-name="T5">IS NULL</text:span>: <text:s/>Si el campo es nulo</text:p>
        </text:list-item>
        <text:list-item>
          <text:p text:style-name="P30"><text:span text:style-name="T5">IS NOT NULL</text:span>: Si el campo NO es nulo </text:p>
        </text:list-item>
      </text:list>
      <text:list xml:id="list1838703678898413912" text:style-name="WWNum17">
        <text:list-item>
          <text:p text:style-name="P13"><text:span text:style-name="T5">OPERADORES ARITMÉTICOS</text:span></text:p>
        </text:list-item>
      </text:list>
      <text:list xml:id="list1679111242537710739" text:style-name="WWNum5">
        <text:list-item>
          <text:p text:style-name="P31"><text:span text:style-name="T5">+</text:span>, <text:span text:style-name="T5">-</text:span>, <text:span text:style-name="T5">*</text:span>, <text:span text:style-name="T5">/ </text:span>: Si se hacen sobre un campo null SIEMPRE dan como resultado NULL </text:p>
        </text:list-item>
      </text:list>
      <text:list xml:id="list6558181544076167775" text:style-name="WWNum18">
        <text:list-item>
          <text:p text:style-name="P14"><text:span text:style-name="T5">OPERADORES CONCATENACIÓN</text:span> </text:p>
        </text:list-item>
      </text:list>
      <text:list xml:id="list2123206389364807728" text:style-name="WWNum31">
        <text:list-item>
          <text:p text:style-name="P32"><text:span text:style-name="T5">|| </text:span>: Unir con (Oracle puede convertir números en cadenas para hacer concatenaciones)</text:p>
        </text:list-item>
      </text:list>
      <text:list xml:id="list666647360680385293" text:style-name="WWNum38">
        <text:list-item>
          <text:p text:style-name="P15"><text:span text:style-name="T5">OPERADORES LÓGICOS</text:span> </text:p>
        </text:list-item>
      </text:list>
      <text:list xml:id="list7419202410927385553" text:style-name="WWNum2">
        <text:list-item>
          <text:p text:style-name="P33">AND : True si ambas son correctas (valor <text:span text:style-name="T5">AND </text:span>valor)</text:p>
        </text:list-item>
        <text:list-item>
          <text:p text:style-name="P33">OR : True si una es correcta (valor <text:span text:style-name="T5">OR </text:span>valor)</text:p>
        </text:list-item>
        <text:list-item>
          <text:p text:style-name="P33">NOT : Invierte el resultado de la expresión <text:s/>(<text:span text:style-name="T5"> NOT </text:span>valor)</text:p>
        </text:list-item>
      </text:list>
      <text:p text:style-name="P1">* <text:span text:style-name="T5">Si no se utilizan paréntesis las expresiones tienen un orden </text:span></text:p>
      <text:list xml:id="list7949403124655034844" text:style-name="WWNum27">
        <text:list-item>
          <text:p text:style-name="P16">* <text:span text:style-name="T5"><text:s/></text:span>y después<text:span text:style-name="T5"> / </text:span>al mismo nivel </text:p>
        </text:list-item>
        <text:list-item>
          <text:p text:style-name="P16"><text:span text:style-name="T5">+ </text:span>y<text:span text:style-name="T5"> -</text:span></text:p>
        </text:list-item>
        <text:list-item>
          <text:p text:style-name="P16"><text:span text:style-name="T5">|| </text:span></text:p>
        </text:list-item>
        <text:list-item>
          <text:p text:style-name="P16">Comparaciones (<text:span text:style-name="T5">&lt;, &gt;, =</text:span>)</text:p>
        </text:list-item>
        <text:list-item>
          <text:p text:style-name="P16"><text:span text:style-name="T5">IS NULL</text:span>,<text:span text:style-name="T5"> IS NOT NULL</text:span>,<text:span text:style-name="T5"> LIKE</text:span></text:p>
        </text:list-item>
        <text:list-item>
          <text:p text:style-name="P16"><text:span text:style-name="T5">NOT</text:span></text:p>
        </text:list-item>
        <text:list-item>
          <text:p text:style-name="P16"><text:span text:style-name="T5">AND</text:span></text:p>
        </text:list-item>
        <text:list-item>
          <text:p text:style-name="P16"><text:span text:style-name="T5">OR</text:span></text:p>
        </text:list-item>
      </text:list>
      <text:list xml:id="list5897782209780815255" text:style-name="WWNum34">
        <text:list-item>
          <text:p text:style-name="P17">CONSULTAS CALCULADAS (Operaciones sobre uno o varios campos para obtener cierta información)</text:p>
        </text:list-item>
      </text:list>
      <text:list xml:id="list8727975071478028813" text:style-name="WWNum10">
        <text:list-item>
          <text:p text:style-name="P57">No alteran los valores originales<text:span text:style-name="T1">. </text:span>Ej: <text:span text:style-name="T5">SELECT EXPRESIÓN FROM </text:span>tabla<text:tab/></text:p>
        </text:list-item>
      </text:list>
      <text:p text:style-name="P48"/>
      <text:list xml:id="list3272665906919393066" text:style-name="WWNum24">
        <text:list-item>
          <text:p text:style-name="P18"><text:span text:style-name="T5">FUNCIONES ARITMÉTICAS</text:span> (cálculos con números). </text:p>
        </text:list-item>
      </text:list>
      <text:list xml:id="list37373706" text:continue-list="list1346215839625995769" text:style-name="WWNum11">
        <text:list-item>
          <text:p text:style-name="P29"><text:span text:style-name="T5"><text:s/>ABS(n)</text:span> Obtiene el valor absoluto de un número n. </text:p>
        </text:list-item>
        <text:list-item>
          <text:p text:style-name="P29"><text:s/><text:span text:style-name="T5">EXP(n)</text:span> Obtiene el exponente en base e del número n (en).</text:p>
        </text:list-item>
        <text:list-item>
          <text:p text:style-name="P29"><text:span text:style-name="T5">CEIL(n)</text:span> Calcula el valor entero inmediatamente superior o igual al argumento n (redondeo superior). </text:p>
        </text:list-item>
        <text:list-item>
          <text:p text:style-name="P29"><text:span text:style-name="T5">FLOOR(n)</text:span> Calcula el valor entero inmediatamente inferior o igual al parámetro n (redondeo inferior).</text:p>
        </text:list-item>
        <text:list-item>
          <text:p text:style-name="P29"><text:span text:style-name="T5">MOD(m, n)</text:span> Calcula el resto resultante de dividir m entre n. </text:p>
        </text:list-item>
        <text:list-item>
          <text:p text:style-name="P29"><text:span text:style-name="T5">POWER(valor, exponente)</text:span> Eleva el valor al exponente indicado</text:p>
        </text:list-item>
        <text:list-item>
          <text:p text:style-name="P29"><text:span text:style-name="T5">ROUND(n, decimales)</text:span> Redondea el número n al siguiente número con tantos decimales como se indica en decimales.</text:p>
        </text:list-item>
        <text:list-item>
          <text:p text:style-name="P29"><text:span text:style-name="T5">SQRT(n)</text:span> Calcula la raíz cuadrada de n.</text:p>
        </text:list-item>
        <text:list-item>
          <text:p text:style-name="P29"><text:span text:style-name="T5">TRUNC(m, n)</text:span> Trunca un número a la cantidad de decimales n. Si no se indica n se truncan todos los decimales. Si n es negativo el truncado es en la parte entera.</text:p>
        </text:list-item>
        <text:list-item>
          <text:p text:style-name="P29"><text:span text:style-name="T5">SIGN(n)</text:span> Si n es positivo devuelve 1 y si es negativo devuelve -1. Si es 0 devuelve 0.</text:p>
        </text:list-item>
      </text:list>
      <text:p text:style-name="P1"/>
      <text:list xml:id="list6874021996167396004" text:style-name="WWNum3">
        <text:list-item>
          <text:p text:style-name="P19"><text:span text:style-name="T5">FUNCIONES DE CADENAS DE CARACTERES</text:span></text:p>
        </text:list-item>
      </text:list>
      <text:list xml:id="list6118913460628941135" text:style-name="WWNum21">
        <text:list-item>
          <text:p text:style-name="P34"><text:span text:style-name="T5">CHR(n)</text:span> : Devuelve <text:span text:style-name="T5">carácter ASCII</text:span> cuyo valor numérico es <text:span text:style-name="T5">n</text:span></text:p>
        </text:list-item>
        <text:list-item>
          <text:p text:style-name="P34"><text:span text:style-name="T5">ASCII(‘n’)</text:span> : Devuelve<text:span text:style-name="T5"> valor numérico ASCII</text:span> de un caracter <text:span text:style-name="T5">n (CARACTER ENTRE COMILLAS SIMPLES!) </text:span></text:p>
        </text:list-item>
        <text:list-item>
          <text:p text:style-name="P34"><text:span text:style-name="T5">CONCAT(cad1, cad2)</text:span> : Devuelve la unión de las cadenas (igual que ||)</text:p>
        </text:list-item>
        <text:list-item>
          <text:p text:style-name="P34"><text:span text:style-name="T5">LOWER(cad) </text:span>: Devuelve cad en minúsculas</text:p>
        </text:list-item>
        <text:list-item>
          <text:p text:style-name="P34"><text:span text:style-name="T5">UPPER(cad) </text:span>: Devuelve cad en mayúscula</text:p>
        </text:list-item>
        <text:list-item>
          <text:p text:style-name="P34"><text:span text:style-name="T5">INITCAP(cad) </text:span>: Devuelve cad con la primera en mayúscula</text:p>
        </text:list-item>
        <text:list-item>
          <text:p text:style-name="P34"><text:span text:style-name="T5">LPAD(cad1, n, cad2)</text:span> Devuelve cad1 con una longitud n ajustada a la derecha rellenando con cad2 por la izquierda</text:p>
        </text:list-item>
        <text:list-item>
          <text:p text:style-name="P34"><text:span text:style-name="T5">RPAD(cad1, n, cad2) </text:span>: Devuelve cad1 con una longitud n ajustada a la izquierda rellenando con cad2 por la derecha</text:p>
        </text:list-item>
        <text:list-item>
          <text:p text:style-name="P34"><text:span text:style-name="T5">REPLACE(cadena, ant, nueva)</text:span> : Cadena cambiando ant por nueva en todos los casos</text:p>
        </text:list-item>
        <text:list-item>
          <text:p text:style-name="P34"><text:span text:style-name="T5">SUBSTR(cadena, m, n)</text:span> : Devuelve cadena compuesta por n caracteres a partir de la posición m</text:p>
        </text:list-item>
        <text:list-item>
          <text:p text:style-name="P34"><text:span text:style-name="T5">LENGTH(cadena)</text:span>: Devuelve la longitud de cadena</text:p>
        </text:list-item>
        <text:list-item>
          <text:p text:style-name="P34"><text:span text:style-name="T5">TRIM(cadena)</text:span>: Devuelve cadena quitando espacios al principio y al final , también quita espacios dobles entre medio</text:p>
        </text:list-item>
        <text:list-item>
          <text:p text:style-name="P34"><text:span text:style-name="T5">LTRIM(cadena) </text:span>: Devuelve cadena quitando espacios a la izquierda</text:p>
        </text:list-item>
        <text:list-item>
          <text:p text:style-name="P34"><text:span text:style-name="T5">RTRIM(cadena) </text:span>: Devuelve cadena quitando espacios a la derecha</text:p>
        </text:list-item>
        <text:list-item>
          <text:p text:style-name="P34"><text:span text:style-name="T5">INSTR( cad, cadBuscada, [posIni [nApar ] ] )</text:span> : Devuelve la posición de cadBus dentro de cad, opcional, inicia la búsqueda en posIni o indicar el número de apariciones que se quiera encontrar de cadBus en cad <text:s/>utilizando nApar. Si no encuentra nada devuelve 0.</text:p>
        </text:list-item>
      </text:list>
      <text:p text:style-name="P1"/>
      <text:p text:style-name="P1"/>
      <text:list xml:id="list5978752143166792725" text:style-name="WWNum40">
        <text:list-item>
          <text:p text:style-name="P20"><text:soft-page-break/><text:span text:style-name="T5">FUNCIONES PARA TRATAR FECHAS </text:span></text:p>
          <text:list>
            <text:list-item>
              <text:p text:style-name="P35"><text:span text:style-name="T5">Tipos de datos de fechas </text:span></text:p>
            </text:list-item>
          </text:list>
        </text:list-item>
      </text:list>
      <text:list xml:id="list1601868149089823102" text:style-name="WWNum41">
        <text:list-item>
          <text:p text:style-name="P51"><text:span text:style-name="T5">DATE </text:span>: Guarda fecha e incluso hora </text:p>
        </text:list-item>
        <text:list-item>
          <text:p text:style-name="P51"><text:span text:style-name="T5">TIMESTAMP</text:span> : Guarda instante </text:p>
        </text:list-item>
      </text:list>
      <text:list xml:id="list4568376104336323204" text:style-name="WWNum43">
        <text:list-item>
          <text:p text:style-name="P36">Funciones </text:p>
        </text:list-item>
        <text:list-item>
          <text:p text:style-name="P36"><text:span text:style-name="T5">SYSDATE:</text:span> Devuelve la fecha y la hora actual </text:p>
        </text:list-item>
        <text:list-item>
          <text:p text:style-name="P36"><text:span text:style-name="T5">SYSTIMESTAMP:</text:span> devuelve la fecha y la hora actual con formato ampliado</text:p>
        </text:list-item>
        <text:list-item>
          <text:p text:style-name="P36"><text:span text:style-name="T5">ADD_MONTHS/DAYS(fecha, n):</text:span> Suma al parámetro fecha , n meses </text:p>
        </text:list-item>
        <text:list-item>
          <text:p text:style-name="P36"><text:span text:style-name="T5">MONTHS_BETWEEN(fecha1, fecha2):</text:span> Devuelve el número de meses existentes entre fecha1 y fecha2 </text:p>
        </text:list-item>
        <text:list-item>
          <text:p text:style-name="P36"><text:span text:style-name="T5">LAST_DAY(fecha):</text:span> Devuelve el último día del mes al que pertenece la fecha. Tiene formato DATE </text:p>
        </text:list-item>
        <text:list-item>
          <text:p text:style-name="P36"><text:span text:style-name="T5">NEXT_DAY(fecha, d):</text:span> Devuelve el siguiente día que sea (LUNES, MARTES, etc) a partir de la fecha.</text:p>
        </text:list-item>
        <text:list-item>
          <text:p text:style-name="P36"><text:span text:style-name="T5">EXTRACT(value FROM fecha):</text:span> Extrae el valor val de una fecha (DAY, MONTH, YEAR, HOURS, etc.)</text:p>
        </text:list-item>
      </text:list>
      <text:p text:style-name="P1"/>
      <text:list xml:id="list6267628197228436299" text:style-name="WWNum28">
        <text:list-item>
          <text:p text:style-name="P21"><text:span text:style-name="T5">FUNCIONES DE CONVERSIÓN </text:span></text:p>
        </text:list-item>
      </text:list>
      <text:list xml:id="list4382443802784911654" text:style-name="WWNum15">
        <text:list-item>
          <text:p text:style-name="P37"><text:span text:style-name="T5">TO_NUMBER(cadena[, formato_máscara][, nsl_languaje]):</text:span> Convierte una cadena de texto en número, dándole el formato que se pasa por parámetro. La cadena debe contener un número con el formato pasado en formato_máscara.</text:p>
        </text:list-item>
      </text:list>
      <text:p text:style-name="P1"><text:tab/><text:tab/><text:span text:style-name="T5">formato_mascara:</text:span> formato al que se quiere convertir la cadena. OPCIONAL</text:p>
      <text:p text:style-name="P43"><text:span text:style-name="T5">nsl_language:</text:span> idioma utilizado al convertir cadena a un número. OPCIONAL </text:p>
      <text:list xml:id="list2266325294446060990" text:style-name="WWNum7">
        <text:list-item>
          <text:p text:style-name="P38"><text:span text:style-name="T5">TO_CHAR(d, formato): </text:span>Convierte un número o fecha d a una cadena de caracteres</text:p>
        </text:list-item>
      </text:list>
      <text:list xml:id="list37368621" text:continue-list="list4382443802784911654" text:style-name="WWNum15">
        <text:list-item>
          <text:p text:style-name="P37"><text:span text:style-name="T5">TO_DATE(cadena, formato):</text:span> Convierte texto a fecha con el formato indicado</text:p>
        </text:list-item>
      </text:list>
      <text:p text:style-name="P1"><text:line-break/><text:span text:style-name="T5">FUNCIONES NVL Y DECODE</text:span> </text:p>
      <text:list xml:id="list2375923963895676034" text:style-name="WWNum29">
        <text:list-item>
          <text:p text:style-name="P39"><text:span text:style-name="T5">NVL(valor, expresión):</text:span> Evalúa valor y si es null devuelve expresión (valor y expresión tienen que ser del mismo tipo de datos)</text:p>
        </text:list-item>
        <text:list-item>
          <text:p text:style-name="P39"><text:span text:style-name="T5">DECODE(expresion1, condicion1, valor1 [, condicion2, valor2, …] default): </text:span>Evalúa expresion1 . Si se cumple condicion1 devuelve valor1 , en caso contrario sigue evaluando condicion2 y si se cumple devuelve valor2, y así sucesivamente hasta que se cumpla alguna condición. Si no se cumple ninguna devuelve default.</text:p>
        </text:list-item>
      </text:list>
      <text:p text:style-name="P1"/>
      <text:list xml:id="list5761349149704966479" text:style-name="WWNum36">
        <text:list-item>
          <text:p text:style-name="P22"><text:span text:style-name="T5">FUNCIONES DE AGREGADO</text:span> </text:p>
        </text:list-item>
      </text:list>
      <text:list xml:id="list4241594314156058836" text:style-name="WWNum1">
        <text:list-item>
          <text:p text:style-name="P40"><text:span text:style-name="T5">SUM():</text:span> Suma de valores </text:p>
        </text:list-item>
        <text:list-item>
          <text:p text:style-name="P40"><text:span text:style-name="T5">COUNT():</text:span> Cuenta el número de elementos Count(columna) no cuenta nulos, Count(*) si cuenta nulos</text:p>
        </text:list-item>
        <text:list-item>
          <text:p text:style-name="P40"><text:span text:style-name="T5">MIN():</text:span> Devuelve el valor mínimo</text:p>
        </text:list-item>
        <text:list-item>
          <text:p text:style-name="P40"><text:span text:style-name="T5">MAX():</text:span> Devuelve el valor máximo</text:p>
        </text:list-item>
        <text:list-item>
          <text:p text:style-name="P40"><text:span text:style-name="T5">AVG():</text:span> Devuelve el valor medio</text:p>
        </text:list-item>
      </text:list>
      <text:list xml:id="list3470707849394026929" text:style-name="WWNum6">
        <text:list-item>
          <text:p text:style-name="P23"><text:span text:style-name="T5">AGRUPAMIENTO </text:span></text:p>
        </text:list-item>
      </text:list>
      <text:list xml:id="list3315420752089562529" text:style-name="WWNum22">
        <text:list-item>
          <text:p text:style-name="P41"><text:span text:style-name="T5">HAVING:</text:span> Se coloca después de GROUP BY y antes de ORDER BY </text:p>
        </text:list-item>
        <text:list-item>
          <text:p text:style-name="P41"><text:span text:style-name="T5">GROUP BY:</text:span> Se coloca entre where y order by</text:p>
          <text:p text:style-name="P41"/>
        </text:list-item>
      </text:list>
      <text:p text:style-name="P43"><text:span text:style-name="T5">select</text:span><text:span text:style-name="T7"> </text:span><text:span text:style-name="T6">nombreCol</text:span> <text:span text:style-name="T6">“alias”</text:span> <text:span text:style-name="T5">from </text:span><text:span text:style-name="T6">nombreTabla</text:span> <text:span text:style-name="T6">aliasTabla</text:span></text:p>
      <text:p text:style-name="P43"><text:span text:style-name="T5">where </text:span><text:span text:style-name="T6">restricciones</text:span></text:p>
      <text:p text:style-name="P43"><text:span text:style-name="T5">group by </text:span><text:span text:style-name="T6">nombreCol</text:span></text:p>
      <text:p text:style-name="P43"><text:span text:style-name="T5">having </text:span><text:span text:style-name="T6">nombreCol</text:span> <text:span text:style-name="T6">condición</text:span></text:p>
      <text:p text:style-name="P43"><text:span text:style-name="T5">order by</text:span> <text:span text:style-name="T6">criterioOrden;</text:span></text:p>
      <text:p text:style-name="P48"><text:tab/><text:span text:style-name="T5">union: </text:span>unir dos órdenes por separado. </text:p>
      <text:p text:style-name="P45"/>
      <text:p text:style-name="P44"><text:span text:style-name="T8">Siempre que queramos mostrar cosas por consola hay que poner: </text:span></text:p>
      <text:p text:style-name="P44"><text:span text:style-name="T9">SET SERVEROUTPUT ON;</text:span></text:p>
      <text:p text:style-name="P46"/>
      <text:p text:style-name="P44"><text:span text:style-name="T12">Imprimir por consola→ </text:span><text:span text:style-name="T9">DBMS_OUTPUT.PUT_LINE( </text:span><text:span text:style-name="T8">ImprimirAquí </text:span><text:span text:style-name="T9">);</text:span><text:span text:style-name="T8"> (Si no hay errores debe salir en gris clarito)</text:span></text:p>
      <text:p text:style-name="P47"/>
      <text:list xml:id="list8598635303072109985" text:style-name="WWNum8">
        <text:list-item>
          <text:p text:style-name="P3"><text:span text:style-name="T9">DECLARAR VARIABLES</text:span></text:p>
        </text:list-item>
      </text:list>
      <text:list xml:id="list3972639652809978045" text:style-name="WWNum30">
        <text:list-item>
          <text:p text:style-name="P25"><text:span text:style-name="T9">Variables normales </text:span></text:p>
        </text:list-item>
      </text:list>
      <text:p text:style-name="P42"><text:span text:style-name="T10">nombre </text:span><text:span text:style-name="T8">[CONSTANT] </text:span><text:span text:style-name="T10">tipoDato </text:span><text:span text:style-name="T8">[NOT NULL] [ := | DEFAULT | Expresión];</text:span></text:p>
      <text:p text:style-name="P48"/>
      <text:list xml:id="list5917284251140719570" text:style-name="WWNum16">
        <text:list-item>
          <text:p text:style-name="P49"><text:span text:style-name="T8">[…] indica OPCIONAL.</text:span></text:p>
        </text:list-item>
        <text:list-item>
          <text:p text:style-name="P49"><text:span text:style-name="T8">:= inicializar una variable o constante con un valor.</text:span></text:p>
        </text:list-item>
        <text:list-item>
          <text:p text:style-name="P49"><text:span text:style-name="T8"><text:s/>Las cadenas de caracteres van entre comillas simples ‘…’.</text:span></text:p>
        </text:list-item>
        <text:list-item>
          <text:p text:style-name="P49"><text:span text:style-name="T8"><text:s/>Los valores </text:span><text:span text:style-name="T9">numéricos </text:span><text:span text:style-name="T8">van </text:span><text:span text:style-name="T9">siempre sin comillas</text:span><text:span text:style-name="T8">.</text:span></text:p>
        </text:list-item>
        <text:list-item>
          <text:p text:style-name="P49"><text:span text:style-name="T8">Las </text:span><text:span text:style-name="T9">fechas </text:span><text:span text:style-name="T8">se pueden inicializar con ‘01-JAN-2021’ o con </text:span><text:span text:style-name="T9">to_date</text:span><text:span text:style-name="T8">(‘01/01/2021’ , ’dd/mm/yyyy’).</text:span></text:p>
        </text:list-item>
        <text:list-item>
          <text:p text:style-name="P49"><text:span text:style-name="T9">Para que el usuario asigne un valor se utiliza ‘&amp;</text:span><text:span text:style-name="T11">texto_en_pantalla’</text:span></text:p>
        </text:list-item>
      </text:list>
      <text:list xml:id="list1826754328132009833" text:style-name="WWNum25">
        <text:list-item>
          <text:p text:style-name="P26"><text:span text:style-name="T9">Variables de registro </text:span><text:span text:style-name="T8">(Asignar valores a partir de los datos de una consulta SQL)</text:span></text:p>
        </text:list-item>
      </text:list>
      <text:p text:style-name="P42"><text:span text:style-name="T9">SELECT </text:span><text:span text:style-name="T10">campo</text:span><text:span text:style-name="T8"> </text:span><text:span text:style-name="T9">INTO </text:span><text:span text:style-name="T10">variable</text:span><text:span text:style-name="T8"> </text:span><text:span text:style-name="T9">FROM </text:span><text:span text:style-name="T10">nombreTabla</text:span><text:span text:style-name="T8"> </text:span><text:span text:style-name="T9">WHERE </text:span><text:span text:style-name="T10">condición</text:span><text:span text:style-name="T9">;</text:span></text:p>
      <text:list xml:id="list941771446615713305" text:style-name="WWNum39">
        <text:list-item>
          <text:p text:style-name="P4"><text:span text:style-name="T9">TIPOS DE DATOS</text:span></text:p>
        </text:list-item>
      </text:list>
      <text:list xml:id="list5498449258615880028" text:style-name="WWNum37">
        <text:list-item>
          <text:p text:style-name="P27"><text:span text:style-name="T9">%TYPE:</text:span><text:span text:style-name="T8"> devuelve el tipo de una variable, constante, campo, etc. </text:span></text:p>
        </text:list-item>
      </text:list>
      <text:list xml:id="list6492708434048757489" text:style-name="WWNum35">
        <text:list-item>
          <text:p text:style-name="P28"><text:span text:style-name="T9">%ROWTYPE:</text:span><text:span text:style-name="T8"> devuelve los tipos de todas las columnas de una tabla, etc</text:span></text:p>
        </text:list-item>
      </text:list>
      <text:list xml:id="list7392919301733404576" text:style-name="WWNum33">
        <text:list-item>
          <text:p text:style-name="P5"><text:span text:style-name="T9">BLOQUE DE CÓDIGO ANÓNIMO</text:span></text:p>
        </text:list-item>
      </text:list>
      <text:p text:style-name="P53"><text:span text:style-name="T9">[DECLARE] </text:span></text:p>
      <text:p text:style-name="P54"><text:span text:style-name="T8">-- variables, cursores, excepciones, etc.</text:span></text:p>
      <text:p text:style-name="P53"><text:span text:style-name="T9">BEGIN </text:span></text:p>
      <text:p text:style-name="P55"><text:span text:style-name="T8">--sentencias SQL --sentencias de control PL / SQL</text:span></text:p>
      <text:p text:style-name="P53"><text:span text:style-name="T9">[EXCEPTION]</text:span></text:p>
      <text:p text:style-name="P55"><text:span text:style-name="T8"><text:s/>--acciones a realizar cuando hay errores </text:span></text:p>
      <text:p text:style-name="P53"><text:span text:style-name="T9">END; </text:span></text:p>
      <text:p text:style-name="P53"><text:span text:style-name="T9">/ </text:span></text:p>
      <text:list xml:id="list5648745607805440050" text:style-name="WWNum26">
        <text:list-item>
          <text:p text:style-name="P6"><text:soft-page-break/><text:span text:style-name="T9">FUNCIONES </text:span><text:span text:style-name="T8">(cuando hay que </text:span><text:span text:style-name="T9">devolver</text:span><text:span text:style-name="T8">)</text:span></text:p>
        </text:list-item>
      </text:list>
      <text:p text:style-name="P53"><text:span text:style-name="T9">CREATE OR REPLACE FUNCTION</text:span><text:span text:style-name="T8"> </text:span><text:span text:style-name="T10">nombrefuncion</text:span><text:span text:style-name="T9">(</text:span><text:span text:style-name="T10">parámetro tipoPárametro</text:span><text:span text:style-name="T9">)</text:span><text:span text:style-name="T8"> </text:span><text:span text:style-name="T9">RETURN </text:span><text:span text:style-name="T10">tipoDevuelto</text:span></text:p>
      <text:p text:style-name="P53"><text:span text:style-name="T9">IS</text:span></text:p>
      <text:p text:style-name="P53"><text:span text:style-name="T9"><text:tab/></text:span><text:span text:style-name="T8">-- variables, cursores, excepciones, etc.</text:span></text:p>
      <text:p text:style-name="P53"><text:span text:style-name="T9">BEGIN</text:span></text:p>
      <text:p text:style-name="P53"><text:span text:style-name="T9"><text:tab/></text:span><text:span text:style-name="T10">bloque de código</text:span></text:p>
      <text:p text:style-name="P55"><text:span text:style-name="T9">RETURN </text:span><text:span text:style-name="T10">loQueDevuelve</text:span><text:span text:style-name="T8">; </text:span></text:p>
      <text:p text:style-name="P53"><text:span text:style-name="T9">END; /</text:span></text:p>
      <text:list xml:id="list4602044895089545547" text:style-name="WWNum4">
        <text:list-item>
          <text:p text:style-name="P7"><text:span text:style-name="T9">CREAR PROCEDIMIENTOS </text:span><text:span text:style-name="T8">(cuando </text:span><text:span text:style-name="T9">NO </text:span><text:span text:style-name="T8">hay que </text:span><text:span text:style-name="T9">devolver</text:span><text:span text:style-name="T8">)</text:span></text:p>
        </text:list-item>
      </text:list>
      <text:p text:style-name="P53"><text:span text:style-name="T9">CREATE OR REPLACE PROCEDURE</text:span><text:span text:style-name="T10"> nombreProcedimiento</text:span><text:span text:style-name="T9"> (</text:span><text:span text:style-name="T10">parámetro tipoparámetro</text:span><text:span text:style-name="T9">)</text:span></text:p>
      <text:p text:style-name="P53"><text:span text:style-name="T9"><text:s/>IS </text:span></text:p>
      <text:p text:style-name="P54"><text:span text:style-name="T8">-- variables, cursores, excepciones, etc.</text:span></text:p>
      <text:p text:style-name="P53"><text:span text:style-name="T9">BEGIN </text:span></text:p>
      <text:p text:style-name="P55"><text:span text:style-name="T10">bloque de código</text:span></text:p>
      <text:p text:style-name="P53"><text:span text:style-name="T9">END; /</text:span></text:p>
      <text:list xml:id="list1123430985599493405" text:style-name="WWNum14">
        <text:list-item>
          <text:p text:style-name="P8"><text:span text:style-name="T9">ESTRUCTURAS DE CONTROL</text:span></text:p>
        </text:list-item>
      </text:list>
      <text:p text:style-name="P53"><text:span text:style-name="T9">IF </text:span><text:span text:style-name="T8">condición </text:span><text:span text:style-name="T9">THEN </text:span></text:p>
      <text:p text:style-name="P55"><text:span text:style-name="T8">…<text:line-break/></text:span><text:span text:style-name="T9">ELSIF </text:span><text:span text:style-name="T8">condición </text:span><text:span text:style-name="T9">THEN </text:span></text:p>
      <text:p text:style-name="P55"><text:span text:style-name="T8">…</text:span></text:p>
      <text:p text:style-name="P53"><text:span text:style-name="T9">ELSE</text:span></text:p>
      <text:p text:style-name="P55"><text:span text:style-name="T8">…</text:span></text:p>
      <text:p text:style-name="P53"><text:span text:style-name="T9">END IF;</text:span></text:p>
      <text:p text:style-name="P53"><text:span text:style-name="T9">CASE </text:span><text:span text:style-name="T8">[expresión]</text:span></text:p>
      <text:p text:style-name="P53"><text:span text:style-name="T8"><text:s/></text:span><text:span text:style-name="T9">WHEN </text:span><text:span text:style-name="T10">{cond1|val1}</text:span><text:span text:style-name="T8"> </text:span><text:span text:style-name="T9">THEN </text:span></text:p>
      <text:p text:style-name="P55"><text:span text:style-name="T8">… </text:span></text:p>
      <text:p text:style-name="P53"><text:span text:style-name="T9">WHEN </text:span><text:span text:style-name="T10">{cond2|val2}</text:span><text:span text:style-name="T8"> </text:span><text:span text:style-name="T9">THEN</text:span></text:p>
      <text:p text:style-name="P55"><text:span text:style-name="T8"><text:s/>… </text:span></text:p>
      <text:p text:style-name="P53"><text:span text:style-name="T9">WHEN </text:span><text:span text:style-name="T10">{condn|valn}</text:span><text:span text:style-name="T8"> </text:span><text:span text:style-name="T9">THEN </text:span></text:p>
      <text:p text:style-name="P55"><text:span text:style-name="T8">…</text:span></text:p>
      <text:p text:style-name="P53"><text:span text:style-name="T8"><text:s/></text:span><text:span text:style-name="T9">ELSE </text:span></text:p>
      <text:p text:style-name="P55"><text:span text:style-name="T8">…</text:span></text:p>
      <text:p text:style-name="P53"><text:span text:style-name="T9"><text:s/>END CASE;</text:span></text:p>
      <text:p text:style-name="P53"><text:span text:style-name="T9">LOOP</text:span></text:p>
      <text:p text:style-name="P53"><text:span text:style-name="T9"><text:tab/></text:span><text:span text:style-name="T8">Instrucciones </text:span></text:p>
      <text:p text:style-name="P53"><text:span text:style-name="T9">EXIT WHEN</text:span><text:span text:style-name="T8"> condición</text:span></text:p>
      <text:p text:style-name="P53"><text:span text:style-name="T9">END LOOP;</text:span></text:p>
      <text:p text:style-name="P53"><text:span text:style-name="T9">LOOP</text:span></text:p>
      <text:p text:style-name="P53"><text:span text:style-name="T9"><text:tab/></text:span><text:span text:style-name="T8">Instrucciones </text:span></text:p>
      <text:p text:style-name="P53"><text:span text:style-name="T9">IF </text:span><text:span text:style-name="T8">condición</text:span><text:span text:style-name="T9"> THEN EXIT</text:span></text:p>
      <text:p text:style-name="P53"><text:span text:style-name="T9">END LOOP;</text:span></text:p>
      <text:p text:style-name="P53"><text:span text:style-name="T9">WHILE </text:span><text:span text:style-name="T8">condición LOOP </text:span></text:p>
      <text:p text:style-name="P53"><text:span text:style-name="T8"><text:tab/>instrucciones</text:span></text:p>
      <text:p text:style-name="P53"><text:span text:style-name="T9">END LOOP;</text:span></text:p>
      <text:p text:style-name="P53"><text:span text:style-name="T9">FOR </text:span><text:span text:style-name="T10">índice </text:span><text:span text:style-name="T9">IN [REVERSE]</text:span><text:span text:style-name="T8"> </text:span><text:span text:style-name="T10">val_ini .. val_fin</text:span><text:span text:style-name="T8"> </text:span><text:span text:style-name="T9">LOOP</text:span></text:p>
      <text:p text:style-name="P55"><text:span text:style-name="T8"><text:s/>instrucciones </text:span></text:p>
      <text:p text:style-name="P53"><text:span text:style-name="T9">END LOOP;</text:span></text:p>
      <text:list xml:id="list7373784043641064364" text:style-name="WWNum42">
        <text:list-item>
          <text:p text:style-name="P9"><text:span text:style-name="T9">REGISTROS (Como clases en programación)</text:span></text:p>
        </text:list-item>
      </text:list>
      <text:p text:style-name="P53"><text:span text:style-name="T9">TYPE </text:span><text:span text:style-name="T8">nombre_tipo </text:span><text:span text:style-name="T9">IS RECORD</text:span><text:span text:style-name="T8">(</text:span></text:p>
      <text:p text:style-name="P53"><text:span text:style-name="T10"><text:s/>campo1 tipo1 [NOT NULL] [:= expr1]</text:span><text:span text:style-name="T8">,</text:span></text:p>
      <text:p text:style-name="P53"><text:span text:style-name="T10"><text:s/>campo2 tipo2 [NOT NULL] [:= expr2]</text:span><text:span text:style-name="T8">,</text:span></text:p>
      <text:p text:style-name="P53"><text:span text:style-name="T8"><text:s/></text:span><text:span text:style-name="T10">campoN tipoN [NOT NULL] [:= exprN]</text:span></text:p>
      <text:p text:style-name="P53"><text:span text:style-name="T8">); </text:span></text:p>
      <text:p text:style-name="P53"><text:span text:style-name="T8">Los </text:span><text:span text:style-name="T9">campos </text:span><text:span text:style-name="T8">de un registro que </text:span><text:span text:style-name="T9">no</text:span><text:span text:style-name="T8"> sean </text:span><text:span text:style-name="T9">inicializados</text:span><text:span text:style-name="T8">, se inicializan a </text:span><text:span text:style-name="T9">NULL</text:span></text:p>
      <text:p text:style-name="P53"><text:span text:style-name="T8">Declaración de registros</text:span></text:p>
      <text:p text:style-name="P53"><text:span text:style-name="T8"><text:tab/></text:span><text:span text:style-name="T10">variable nombre_tipo</text:span></text:p>
      <text:p text:style-name="P53"><text:span text:style-name="T8">Para acceder a los campos de un registro se usa el .</text:span></text:p>
      <text:list xml:id="list6467540070496725108" text:style-name="WWNum19">
        <text:list-item>
          <text:p text:style-name="P50"><text:span text:style-name="T8">variable.campoN := valor del tipo de dato del campoN</text:span></text:p>
        </text:list-item>
      </text:list>
      <text:p text:style-name="P53"><text:span text:style-name="T8">Para poder asignar un registro a otro, ambos deben ser del mismo tipo, no basta que tengan el mismo número de campos.</text:span></text:p>
      <text:list xml:id="list4377174165878295368" text:style-name="WWNum12">
        <text:list-item>
          <text:p text:style-name="P10"><text:span text:style-name="T9">TABLAS </text:span></text:p>
        </text:list-item>
      </text:list>
      <text:p text:style-name="P53"><text:span text:style-name="T9">TYPE </text:span><text:span text:style-name="T8">nombre_tipo </text:span><text:span text:style-name="T9">IS TABLE</text:span><text:span text:style-name="T8"> </text:span><text:span text:style-name="T9">OF </text:span><text:span text:style-name="T8">&lt;tipo_datos&gt;</text:span><text:span text:style-name="T9"> INDEX BY BINARY_INTEGER </text:span></text:p>
      <text:list xml:id="list982424250224811178" text:style-name="WWNum32">
        <text:list-item>
          <text:p text:style-name="P11"><text:span text:style-name="T9">FUNCIONES DE TABLAS</text:span></text:p>
        </text:list-item>
      </text:list>
      <text:list xml:id="list5424820792384626137" text:style-name="WWNum13">
        <text:list-item>
          <text:p text:style-name="P52"><text:span text:style-name="T9">FIRST: </text:span><text:span text:style-name="T8">Devuelve el menor índice de la tabla. NULL si está vacía.</text:span></text:p>
        </text:list-item>
        <text:list-item>
          <text:p text:style-name="P52"><text:span text:style-name="T9">LAST: </text:span><text:span text:style-name="T8">Devuelve el mayor índice de la tabla. NULL si está vacía.</text:span></text:p>
        </text:list-item>
        <text:list-item>
          <text:p text:style-name="P52"><text:span text:style-name="T9">EXISTS(i): </text:span><text:span text:style-name="T8">Utilizada para saber si en un cierto índice hay almacenado un valor. Devolverá TRUE si en el índice i hay un valor.</text:span></text:p>
        </text:list-item>
        <text:list-item>
          <text:p text:style-name="P52"><text:span text:style-name="T9">COUNT:</text:span><text:span text:style-name="T8"> Devuelve el número de elementos de la tabla PL/SQL.</text:span></text:p>
        </text:list-item>
        <text:list-item>
          <text:p text:style-name="P52"><text:span text:style-name="T9">PRIOR(n):</text:span><text:span text:style-name="T8"> Devuelve el número del índice anterior a n en la tabla</text:span></text:p>
        </text:list-item>
        <text:list-item>
          <text:p text:style-name="P52"><text:span text:style-name="T9">NEXT(n): </text:span><text:span text:style-name="T8"><text:s/>Devuelve el número del índice posterior a n en la tabla. </text:span></text:p>
        </text:list-item>
        <text:list-item>
          <text:p text:style-name="P52"><text:span text:style-name="T9">DELETE: </text:span><text:span text:style-name="T8">Borra todos los elementos de la tabla PL/SQL. </text:span></text:p>
        </text:list-item>
        <text:list-item>
          <text:p text:style-name="P52"><text:span text:style-name="T9">DELETE(n): </text:span><text:span text:style-name="T8">Borra el correspondiente al índice n. </text:span></text:p>
        </text:list-item>
        <text:list-item>
          <text:p text:style-name="P52"><text:span text:style-name="T9">DELETE(m,n):</text:span><text:span text:style-name="T8"> Borra los elementos entre m y n.</text:span></text:p>
        </text:list-item>
        <text:list-item>
          <text:p text:style-name="P52"><text:span text:style-name="T9">MOD(m,n):</text:span><text:span text:style-name="T8"> Devuelve el resto(0/1) de dividir el parámetro m entre el parámetro n.(</text:span><text:span text:style-name="T9">OJO NO ES UNA FUNCIÓN DE TABLA</text:span><text:span text:style-name="T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normal" style:font-name-asian="Arial2" style:font-weight-asian="normal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106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159cm" fo:margin-bottom="0.146cm" fo:margin-left="0.079cm" fo:margin-right="0.152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132cm" fo:margin-left="0cm" fo:margin-right="0.004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4-22T17:10:46.03</dc:date>
    <meta:editing-duration>PT13M40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3" meta:paragraph-count="204" meta:word-count="1675" meta:character-count="9591"/>
  </office:meta>
</office:document-meta>
</file>